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zxx" fo:country="none" officeooo:rsid="003300be" officeooo:paragraph-rsid="0014fc51" style:language-asian="zxx" style:country-asian="none" style:language-complex="zxx" style:country-complex="none"/>
    </style:style>
    <style:style style:name="P2" style:family="paragraph" style:parent-style-name="Text_20_body" style:list-style-name="L1">
      <style:text-properties fo:language="zxx" fo:country="none" officeooo:rsid="001ca16f" officeooo:paragraph-rsid="0014fc51" style:language-asian="zxx" style:country-asian="none" style:language-complex="zxx" style:country-complex="none"/>
    </style:style>
    <style:style style:name="P3" style:family="paragraph" style:parent-style-name="Text_20_body" style:list-style-name="L1">
      <style:text-properties fo:language="zxx" fo:country="none" officeooo:rsid="001ca16f" officeooo:paragraph-rsid="0016e7d1" style:language-asian="zxx" style:country-asian="none" style:language-complex="zxx" style:country-complex="none"/>
    </style:style>
    <style:style style:name="P4" style:family="paragraph" style:parent-style-name="Text_20_body">
      <style:text-properties fo:language="zxx" fo:country="none" officeooo:rsid="001ca16f" officeooo:paragraph-rsid="0014fc51" style:language-asian="zxx" style:country-asian="none" style:language-complex="zxx" style:country-complex="none"/>
    </style:style>
    <style:style style:name="P5" style:family="paragraph" style:parent-style-name="Text_20_body" style:list-style-name="L1">
      <style:text-properties fo:language="zxx" fo:country="none" officeooo:rsid="001e189e" officeooo:paragraph-rsid="0014fc51" style:language-asian="zxx" style:country-asian="none" style:language-complex="zxx" style:country-complex="none"/>
    </style:style>
    <style:style style:name="P6" style:family="paragraph" style:parent-style-name="Text_20_body" style:list-style-name="L1">
      <style:text-properties fo:language="zxx" fo:country="none" officeooo:rsid="001e189e" officeooo:paragraph-rsid="001fc596" style:language-asian="zxx" style:country-asian="none" style:language-complex="zxx" style:country-complex="none"/>
    </style:style>
    <style:style style:name="P7" style:family="paragraph" style:parent-style-name="Text_20_body">
      <style:paragraph-properties fo:line-height="115%"/>
      <style:text-properties fo:language="zxx" fo:country="none" officeooo:rsid="001fc834" officeooo:paragraph-rsid="0014fc51" style:language-asian="zxx" style:country-asian="none" style:language-complex="zxx" style:country-complex="none"/>
    </style:style>
    <style:style style:name="P8" style:family="paragraph" style:parent-style-name="Text_20_body" style:list-style-name="L1">
      <style:text-properties fo:language="zxx" fo:country="none" officeooo:rsid="001fc834" officeooo:paragraph-rsid="0014fc51" style:language-asian="zxx" style:country-asian="none" style:language-complex="zxx" style:country-complex="none"/>
    </style:style>
    <style:style style:name="P9" style:family="paragraph" style:parent-style-name="Text_20_body" style:list-style-name="L1">
      <style:text-properties fo:language="zxx" fo:country="none" officeooo:rsid="00217878" officeooo:paragraph-rsid="0014fc51" style:language-asian="zxx" style:country-asian="none" style:language-complex="zxx" style:country-complex="none"/>
    </style:style>
    <style:style style:name="P10" style:family="paragraph" style:parent-style-name="Text_20_body" style:list-style-name="L1">
      <style:text-properties fo:language="zxx" fo:country="none" officeooo:rsid="00217878" officeooo:paragraph-rsid="0019dd63" style:language-asian="zxx" style:country-asian="none" style:language-complex="zxx" style:country-complex="none"/>
    </style:style>
    <style:style style:name="P11" style:family="paragraph" style:parent-style-name="Text_20_body" style:list-style-name="L1">
      <style:text-properties fo:language="zxx" fo:country="none" officeooo:rsid="002408d2" officeooo:paragraph-rsid="0014fc51" style:language-asian="zxx" style:country-asian="none" style:language-complex="zxx" style:country-complex="none"/>
    </style:style>
    <style:style style:name="P12" style:family="paragraph" style:parent-style-name="Text_20_body" style:list-style-name="L1">
      <style:text-properties fo:language="zxx" fo:country="none" officeooo:rsid="002408d2" officeooo:paragraph-rsid="001cddba" style:language-asian="zxx" style:country-asian="none" style:language-complex="zxx" style:country-complex="none"/>
    </style:style>
    <style:style style:name="P13" style:family="paragraph" style:parent-style-name="Text_20_body" style:list-style-name="L1">
      <style:text-properties fo:language="zxx" fo:country="none" officeooo:rsid="002408d2" officeooo:paragraph-rsid="001fc596" style:language-asian="zxx" style:country-asian="none" style:language-complex="zxx" style:country-complex="none"/>
    </style:style>
    <style:style style:name="P14" style:family="paragraph" style:parent-style-name="Text_20_body">
      <style:text-properties fo:language="zxx" fo:country="none" officeooo:rsid="0025190f" officeooo:paragraph-rsid="0014fc51" style:language-asian="zxx" style:country-asian="none" style:language-complex="zxx" style:country-complex="none"/>
    </style:style>
    <style:style style:name="P15" style:family="paragraph" style:parent-style-name="Text_20_body">
      <style:text-properties fo:language="zxx" fo:country="none" officeooo:rsid="002f203c" officeooo:paragraph-rsid="0014fc51" style:language-asian="zxx" style:country-asian="none" style:language-complex="zxx" style:country-complex="none"/>
    </style:style>
    <style:style style:name="P16" style:family="paragraph" style:parent-style-name="Text_20_body">
      <style:text-properties fo:language="zxx" fo:country="none" officeooo:paragraph-rsid="0014fc51" style:language-asian="zxx" style:country-asian="none" style:language-complex="zxx" style:country-complex="none"/>
    </style:style>
    <style:style style:name="P17" style:family="paragraph" style:parent-style-name="Text_20_body" style:list-style-name="L1">
      <style:text-properties fo:language="zxx" fo:country="none" officeooo:rsid="0016e7d1" officeooo:paragraph-rsid="0016e7d1" style:language-asian="zxx" style:country-asian="none" style:language-complex="zxx" style:country-complex="none"/>
    </style:style>
    <style:style style:name="P18" style:family="paragraph" style:parent-style-name="Text_20_body" style:list-style-name="L1">
      <style:text-properties fo:language="zxx" fo:country="none" officeooo:rsid="0017e3f6" officeooo:paragraph-rsid="0017e3f6" style:language-asian="zxx" style:country-asian="none" style:language-complex="zxx" style:country-complex="none"/>
    </style:style>
    <style:style style:name="P19" style:family="paragraph" style:parent-style-name="Text_20_body" style:list-style-name="L1">
      <style:text-properties fo:language="zxx" fo:country="none" officeooo:rsid="0019dd63" officeooo:paragraph-rsid="0019dd63" style:language-asian="zxx" style:country-asian="none" style:language-complex="zxx" style:country-complex="none"/>
    </style:style>
    <style:style style:name="P20" style:family="paragraph" style:parent-style-name="Text_20_body">
      <style:text-properties fo:language="zxx" fo:country="none" officeooo:rsid="001fc596" officeooo:paragraph-rsid="001fc596" style:language-asian="zxx" style:country-asian="none" style:language-complex="zxx" style:country-complex="none"/>
    </style:style>
    <style:style style:name="P21" style:family="paragraph" style:parent-style-name="Text_20_body">
      <style:text-properties fo:language="zxx" fo:country="none" officeooo:rsid="0020a600" officeooo:paragraph-rsid="0020a600" style:language-asian="zxx" style:country-asian="none" style:language-complex="zxx" style:country-complex="none"/>
    </style:style>
    <style:style style:name="P22" style:family="paragraph" style:parent-style-name="Text_20_body">
      <style:text-properties fo:language="zxx" fo:country="none" officeooo:rsid="00239f2e" officeooo:paragraph-rsid="00239f2e" style:language-asian="zxx" style:country-asian="none" style:language-complex="zxx" style:country-complex="none"/>
    </style:style>
    <style:style style:name="P23" style:family="paragraph" style:parent-style-name="Text_20_body">
      <style:text-properties fo:language="zxx" fo:country="none" officeooo:rsid="00252093" officeooo:paragraph-rsid="00252093" style:language-asian="zxx" style:country-asian="none" style:language-complex="zxx" style:country-complex="none"/>
    </style:style>
    <style:style style:name="P24" style:family="paragraph" style:parent-style-name="Text_20_body">
      <style:text-properties fo:language="zxx" fo:country="none" officeooo:rsid="002622a0" officeooo:paragraph-rsid="002622a0" style:language-asian="zxx" style:country-asian="none" style:language-complex="zxx" style:country-complex="none"/>
    </style:style>
    <style:style style:name="P25" style:family="paragraph" style:parent-style-name="Text_20_body" style:list-style-name="L1">
      <style:text-properties fo:language="zxx" fo:country="none" style:text-underline-style="none" officeooo:rsid="00217878" officeooo:paragraph-rsid="0014fc51" style:language-asian="zxx" style:country-asian="none" style:language-complex="zxx" style:country-complex="none"/>
    </style:style>
    <style:style style:name="P26" style:family="paragraph" style:parent-style-name="Text_20_body" style:list-style-name="L1">
      <style:text-properties fo:language="zxx" fo:country="none" style:text-underline-style="none" officeooo:rsid="00217878" officeooo:paragraph-rsid="001e213e" style:language-asian="zxx" style:country-asian="none" style:language-complex="zxx" style:country-complex="none"/>
    </style:style>
    <style:style style:name="P27" style:family="paragraph" style:parent-style-name="Text_20_body" style:list-style-name="L1">
      <style:text-properties fo:language="zxx" fo:country="none" style:text-underline-style="none" officeooo:rsid="002408d2" officeooo:paragraph-rsid="0014fc51" style:language-asian="zxx" style:country-asian="none" style:language-complex="zxx" style:country-complex="none"/>
    </style:style>
    <style:style style:name="P28" style:family="paragraph" style:parent-style-name="Text_20_body" style:list-style-name="L1">
      <style:text-properties fo:language="zxx" fo:country="none" style:text-underline-style="none" officeooo:rsid="00244dde" officeooo:paragraph-rsid="0014fc51" style:language-asian="zxx" style:country-asian="none" style:language-complex="zxx" style:country-complex="none"/>
    </style:style>
    <style:style style:name="P29" style:family="paragraph" style:parent-style-name="Text_20_body" style:list-style-name="L1">
      <style:text-properties fo:language="zxx" fo:country="none" style:text-underline-style="none" officeooo:rsid="00244dde" officeooo:paragraph-rsid="001fc596" style:language-asian="zxx" style:country-asian="none" style:language-complex="zxx" style:country-complex="none"/>
    </style:style>
    <style:style style:name="P30" style:family="paragraph" style:parent-style-name="Text_20_body">
      <style:text-properties fo:language="zxx" fo:country="none" style:text-underline-style="none" officeooo:rsid="0025190f" officeooo:paragraph-rsid="0014fc51" style:language-asian="zxx" style:country-asian="none" style:language-complex="zxx" style:country-complex="none"/>
    </style:style>
    <style:style style:name="P31" style:family="paragraph" style:parent-style-name="Text_20_body">
      <style:text-properties fo:language="zxx" fo:country="none" style:text-underline-style="none" officeooo:rsid="0025190f" officeooo:paragraph-rsid="0020a600" style:language-asian="zxx" style:country-asian="none" style:language-complex="zxx" style:country-complex="none"/>
    </style:style>
    <style:style style:name="P32" style:family="paragraph" style:parent-style-name="Text_20_body">
      <style:text-properties fo:language="zxx" fo:country="none" style:text-underline-style="none" officeooo:rsid="0020a600" officeooo:paragraph-rsid="0020a600" style:language-asian="zxx" style:country-asian="none" style:language-complex="zxx" style:country-complex="none"/>
    </style:style>
    <style:style style:name="P33" style:family="paragraph" style:parent-style-name="Text_20_body" style:list-style-name="L4">
      <style:text-properties officeooo:paragraph-rsid="00212563"/>
    </style:style>
    <style:style style:name="P34" style:family="paragraph" style:parent-style-name="Text_20_body" style:list-style-name="L4">
      <style:text-properties officeooo:rsid="00212563" officeooo:paragraph-rsid="00212563"/>
    </style:style>
    <style:style style:name="P35" style:family="paragraph" style:parent-style-name="Text_20_body">
      <style:text-properties officeooo:rsid="00212563" officeooo:paragraph-rsid="00212563"/>
    </style:style>
    <style:style style:name="P36" style:family="paragraph" style:parent-style-name="Text_20_body" style:list-style-name="L5">
      <style:text-properties officeooo:rsid="00212563" officeooo:paragraph-rsid="00212563"/>
    </style:style>
    <style:style style:name="P37" style:family="paragraph" style:parent-style-name="Text_20_body" style:list-style-name="L1">
      <style:paragraph-properties fo:break-before="page"/>
      <style:text-properties fo:language="zxx" fo:country="none" officeooo:rsid="001fc834" officeooo:paragraph-rsid="0019dd63" style:language-asian="zxx" style:country-asian="none" style:language-complex="zxx" style:country-complex="none"/>
    </style:style>
    <style:style style:name="P38" style:family="paragraph" style:parent-style-name="Text_20_body" style:list-style-name="L1">
      <style:paragraph-properties fo:break-before="page"/>
      <style:text-properties fo:language="zxx" fo:country="none" officeooo:rsid="00244dde" officeooo:paragraph-rsid="0014fc51" style:language-asian="zxx" style:country-asian="none" style:language-complex="zxx" style:country-complex="none"/>
    </style:style>
    <style:style style:name="P39" style:family="paragraph" style:parent-style-name="Heading_20_2">
      <style:text-properties fo:language="zxx" fo:country="none" officeooo:paragraph-rsid="0014fc51" style:language-asian="zxx" style:country-asian="none" style:language-complex="zxx" style:country-complex="none"/>
    </style:style>
    <style:style style:name="P40" style:family="paragraph" style:parent-style-name="Title">
      <style:text-properties fo:language="zxx" fo:country="none" officeooo:paragraph-rsid="0014fc51" style:language-asian="zxx" style:country-asian="none" style:language-complex="zxx" style:country-complex="none"/>
    </style:style>
    <style:style style:name="P41" style:family="paragraph" style:parent-style-name="Heading_20_1">
      <style:text-properties fo:language="zxx" fo:country="none" officeooo:rsid="001ca16f" officeooo:paragraph-rsid="0014fc51" style:language-asian="zxx" style:country-asian="none" style:language-complex="zxx" style:country-complex="none"/>
    </style:style>
    <style:style style:name="P42" style:family="paragraph" style:parent-style-name="Heading_20_1" style:list-style-name="">
      <style:text-properties fo:language="zxx" fo:country="none" officeooo:paragraph-rsid="0014fc51" style:language-asian="zxx" style:country-asian="none" style:language-complex="zxx" style:country-complex="none"/>
    </style:style>
    <style:style style:name="P43" style:family="paragraph" style:parent-style-name="Heading_20_1">
      <style:text-properties fo:language="zxx" fo:country="none" officeooo:paragraph-rsid="0014fc51" style:language-asian="zxx" style:country-asian="none" style:language-complex="zxx" style:country-complex="none"/>
    </style:style>
    <style:style style:name="P44" style:family="paragraph" style:parent-style-name="Heading_20_1">
      <style:paragraph-properties fo:break-before="page"/>
      <style:text-properties fo:language="zxx" fo:country="none" officeooo:paragraph-rsid="0014fc51" style:language-asian="zxx" style:country-asian="none" style:language-complex="zxx" style:country-complex="none"/>
    </style:style>
    <style:style style:name="P45" style:family="paragraph" style:parent-style-name="Subtitle">
      <style:text-properties fo:language="zxx" fo:country="none" officeooo:paragraph-rsid="0014fc51" style:language-asian="zxx" style:country-asian="none" style:language-complex="zxx" style:country-complex="none"/>
    </style:style>
    <style:style style:name="T1" style:family="text">
      <style:text-properties officeooo:rsid="001ca16f"/>
    </style:style>
    <style:style style:name="T2" style:family="text">
      <style:text-properties style:text-underline-style="none"/>
    </style:style>
    <style:style style:name="T3" style:family="text">
      <style:text-properties style:text-underline-style="none" officeooo:rsid="001fc834"/>
    </style:style>
    <style:style style:name="T4" style:family="text">
      <style:text-properties style:text-underline-style="none" officeooo:rsid="001e189e"/>
    </style:style>
    <style:style style:name="T5" style:family="text">
      <style:text-properties style:text-underline-style="none" officeooo:rsid="0021dc89"/>
    </style:style>
    <style:style style:name="T6" style:family="text">
      <style:text-properties style:text-underline-style="none" officeooo:rsid="00217878"/>
    </style:style>
    <style:style style:name="T7" style:family="text">
      <style:text-properties style:text-underline-style="none" officeooo:rsid="00244dde"/>
    </style:style>
    <style:style style:name="T8" style:family="text">
      <style:text-properties style:text-underline-style="none" officeooo:rsid="0016e7d1"/>
    </style:style>
    <style:style style:name="T9" style:family="text">
      <style:text-properties style:text-underline-style="none" officeooo:rsid="0019dd63"/>
    </style:style>
    <style:style style:name="T10" style:family="text">
      <style:text-properties style:text-underline-style="none" officeooo:rsid="001bb312"/>
    </style:style>
    <style:style style:name="T11" style:family="text">
      <style:text-properties style:text-underline-style="none" officeooo:rsid="001cddba"/>
    </style:style>
    <style:style style:name="T12" style:family="text">
      <style:text-properties style:text-underline-style="none" officeooo:rsid="001fc596"/>
    </style:style>
    <style:style style:name="T13" style:family="text">
      <style:text-properties style:text-underline-style="none" officeooo:rsid="0020a600"/>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fc834"/>
    </style:style>
    <style:style style:name="T16" style:family="text">
      <style:text-properties style:text-underline-style="solid" style:text-underline-width="auto" style:text-underline-color="font-color" officeooo:rsid="0016e7d1"/>
    </style:style>
    <style:style style:name="T17" style:family="text">
      <style:text-properties style:text-underline-style="solid" style:text-underline-width="auto" style:text-underline-color="font-color" officeooo:rsid="001fc596"/>
    </style:style>
    <style:style style:name="T18" style:family="text">
      <style:text-properties officeooo:rsid="001fc834"/>
    </style:style>
    <style:style style:name="T19" style:family="text">
      <style:text-properties officeooo:rsid="002f203c"/>
    </style:style>
    <style:style style:name="T20" style:family="text">
      <style:text-properties officeooo:rsid="0014fc51"/>
    </style:style>
    <style:style style:name="T21" style:family="text">
      <style:text-properties officeooo:rsid="0016e7d1"/>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officeooo:rsid="00212563" style:language-asian="zxx" style:country-asian="none" style:language-complex="zxx" style:country-complex="none"/>
    </style:style>
    <style:style style:name="T24" style:family="text">
      <style:text-properties officeooo:rsid="0019dd63"/>
    </style:style>
    <style:style style:name="T25" style:family="text">
      <style:text-properties officeooo:rsid="001bb312"/>
    </style:style>
    <style:style style:name="T26" style:family="text">
      <style:text-properties officeooo:rsid="001fc596"/>
    </style:style>
    <style:style style:name="T27" style:family="text">
      <style:text-properties officeooo:rsid="0020a600"/>
    </style:style>
    <style:style style:name="T28" style:family="text">
      <style:text-properties officeooo:rsid="00239f2e"/>
    </style:style>
    <style:style style:name="T29" style:family="text">
      <style:text-properties officeooo:rsid="00252093"/>
    </style:style>
    <style:style style:name="T30" style:family="text">
      <style:text-properties officeooo:rsid="002622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te rendu des notions vu<text:span text:style-name="T1">es</text:span></text:p>
      <text:p text:style-name="P45"><text:span text:style-name="T20">Second</text:span> cours : <text:span text:style-name="T20">Socket Stream</text:span></text:p>
      <text:p text:style-name="P16"/>
      <text:h text:style-name="P41" text:outline-level="1">I – Fonctions de manipulation des sockets <text:span text:style-name="T21">stream</text:span></text:h>
      <text:p text:style-name="P16"/>
      <text:h text:style-name="P39" text:outline-level="2"><text:span text:style-name="T1">A – </text:span>Fonctions en C</text:h>
      <text:p text:style-name="P16"/>
      <text:p text:style-name="P4">Lors de ce premier cours, nous avons vu plusieurs fonctions de manipulation des sockets, les voici:</text:p>
      <text:list xml:id="list3923704939" text:style-name="L1">
        <text:list-item>
          <text:p text:style-name="P2">int <text:span text:style-name="T21">listen</text:span>(int <text:span text:style-name="T21">sockfd</text:span>, int <text:span text:style-name="T21">backlog</text:span>);</text:p>
          <text:p text:style-name="P17">Met un socket en écoute, en attente d'une connexion.</text:p>
          <text:p text:style-name="P3"><text:span text:style-name="T2">→</text:span><text:span text:style-name="T3"> </text:span><text:span text:style-name="T16">sockfd</text:span> : <text:span text:style-name="T3">Le descripteur de fichier du socket auquel on veut </text:span><text:span text:style-name="T8">écouter</text:span><text:span text:style-name="T3">. Il est obtenu en retour de la commande socket.</text:span></text:p>
          <text:p text:style-name="P3"><text:span text:style-name="T4">→</text:span><text:span text:style-name="T3"> </text:span><text:span text:style-name="T16">backlog</text:span> : <text:span text:style-name="T21">nombre maximal de connexion qui seront mises en attente.</text:span></text:p>
          <text:p text:style-name="P6"><text:span text:style-name="T21">listen</text:span> nous retourne un entier :</text:p>
          <text:list>
            <text:list-item>
              <text:p text:style-name="P5">-1 si erreur</text:p>
            </text:list-item>
            <text:list-item>
              <text:p text:style-name="P5">sinon, <text:span text:style-name="T21">0</text:span>.</text:p>
            </text:list-item>
          </text:list>
        </text:list-item>
        <text:list-item>
          <text:p text:style-name="P8">int accept(int sockfd, struct sockaddr *addr, socklen_t *addrlen);</text:p>
          <text:p text:style-name="P18">Accept la connexion d'un client au socket. <text:span text:style-name="T24">C'est le serveur qui lance cette fonction pour attendre une connexion d'un client.</text:span></text:p>
          <text:p text:style-name="P8">→ <text:span text:style-name="T14">sockfd</text:span><text:span text:style-name="T2"> : Le descripteur de fichier du socket auquel </text:span><text:span text:style-name="T9">qui accepte la connexion</text:span><text:span text:style-name="T2">. Il est obtenu en retour de la commande socket.</text:span></text:p>
          <text:p text:style-name="P8"><text:span text:style-name="T2">→ </text:span><text:span text:style-name="T14">addr</text:span><text:span text:style-name="T2"> : </text:span><text:span text:style-name="T9">L</text:span><text:span text:style-name="T2">’adresse </text:span><text:span text:style-name="T9">du client qu'on souhaite accepter</text:span><text:span text:style-name="T2">.</text:span></text:p>
          <text:p text:style-name="P8"><text:span text:style-name="T2">→ </text:span><text:span text:style-name="T14">addrlen </text:span><text:span text:style-name="T2">: </text:span><text:span text:style-name="T9">Sp</text:span><text:span text:style-name="T6">écifie la taille de l’adresse d</text:span><text:span text:style-name="T9">u</text:span><text:span text:style-name="T6"> socket </text:span><text:span text:style-name="T9">du client à accepter</text:span><text:span text:style-name="T6">.</text:span></text:p>
          <text:p text:style-name="P26"><text:span text:style-name="T18">accept</text:span> renvoit un nombre entier :</text:p>
          <text:list>
            <text:list-item>
              <text:p text:style-name="P25">-1 en cas d’erreur</text:p>
            </text:list-item>
            <text:list-item>
              <text:p text:style-name="P25"><text:span text:style-name="T24">Le descripteur de fichier à utiliser pour communiquer avec le client accepté</text:span> sinon</text:p>
            </text:list-item>
          </text:list>
        </text:list-item>
      </text:list>
      <text:p text:style-name="P7"/>
      <text:list xml:id="list164648318240666" text:continue-numbering="true" text:style-name="L1">
        <text:list-item>
          <text:p text:style-name="P37"><text:span text:style-name="T24">in</text:span>t <text:span text:style-name="T24">connect</text:span>(int sockfd, const struct sockaddr *addr, socklen_t addrlen);</text:p>
          <text:p text:style-name="P19">Initialise une connexion vers un socket. C'est le client qui utilise cette fonction pour dialoguer avec le serveur.</text:p>
          <text:p text:style-name="P9">→ <text:span text:style-name="T15">sockfd</text:span><text:span text:style-name="T18"> : Le descripteur de fichier du socket qu'on souhaite connecter au serveur. I</text:span><text:span text:style-name="T3">l est obtenu en retour de la commande socket.</text:span></text:p>
          <text:p text:style-name="P10">→ <text:span text:style-name="T15">addr</text:span><text:span text:style-name="T2">: </text:span><text:span text:style-name="T5">L'</text:span><text:span text:style-name="T10">adresse du serveur auquel on souhaite se connecter.</text:span></text:p>
          <text:p text:style-name="P10"><text:span text:style-name="T2">→ </text:span><text:span text:style-name="T15">addrlen</text:span><text:span text:style-name="T2">: </text:span><text:span text:style-name="T5">La </text:span><text:span text:style-name="T10">taille de l'adresse du serveur.</text:span></text:p>
          <text:p text:style-name="P12"><text:span text:style-name="T9">connect</text:span><text:span text:style-name="T2"> renvoit un nombre entier :</text:span></text:p>
          <text:list>
            <text:list-item>
              <text:p text:style-name="P27">-1 en cas d’erreur</text:p>
            </text:list-item>
            <text:list-item>
              <text:p text:style-name="P27">Sinon, <text:span text:style-name="T25">0</text:span>.</text:p>
            </text:list-item>
          </text:list>
        </text:list-item>
        <text:list-item>
          <text:p text:style-name="P27">ssize_t <text:span text:style-name="T25">read</text:span>(int fd, void *buf, size_t <text:span text:style-name="T25">count)</text:span>;</text:p>
          <text:p text:style-name="P11"><text:span text:style-name="T10">Lit dans un fichier depuis son descripteur</text:span><text:span text:style-name="T2">. </text:span><text:span text:style-name="T10">Ici, le socket est vue comme un fichier partagé entre le client et le serveur par le système d'exploitation.</text:span></text:p>
          <text:p text:style-name="P11"><text:span text:style-name="T2">→ </text:span><text:span text:style-name="T14">fd</text:span><text:span text:style-name="T2"> : L</text:span><text:span text:style-name="T3">e descripteur de fichier d</text:span><text:span text:style-name="T10">u socket dans lequel on </text:span><text:span text:style-name="T11">veut lire</text:span><text:span text:style-name="T3">. Il est obtenu en retour de la commande socket.</text:span></text:p>
          <text:p text:style-name="P11"><text:span text:style-name="T2">→ </text:span><text:span text:style-name="T14">buf</text:span><text:span text:style-name="T2"> : La variable dans laquelle stocker le message reçu. Il peut être de n’importe quel type.</text:span></text:p>
          <text:p text:style-name="P11"><text:span text:style-name="T2">→ </text:span><text:span text:style-name="T17">count</text:span><text:span text:style-name="T12"> :</text:span><text:span text:style-name="T2"> La taille maximale du buffer. Si le message est plus grand, il sera tronqu</text:span><text:span text:style-name="T7">é</text:span><text:span text:style-name="T2">.</text:span></text:p>
          <text:p text:style-name="P28">recvfrom renvoit un nombre entier (ssize_t) :</text:p>
          <text:list>
            <text:list-item>
              <text:p text:style-name="P28">-1 en cas d’erreur</text:p>
            </text:list-item>
            <text:list-item>
              <text:p text:style-name="P28">Sinon le nombre de bits lus.</text:p>
            </text:list-item>
          </text:list>
        </text:list-item>
      </text:list>
      <text:p text:style-name="P7"/>
      <text:list xml:id="list164646956997346" text:continue-numbering="true" text:style-name="L1">
        <text:list-item>
          <text:p text:style-name="P38">ssize_t write(int fd, const void *buf, size_t count);</text:p>
          <text:p text:style-name="P13"><text:span text:style-name="T12">Ecrit</text:span><text:span text:style-name="T10"> dans un fichier depuis son descripteur</text:span><text:span text:style-name="T2">. </text:span><text:span text:style-name="T10">Ici, le socket est vue comme un fichier partagé entre le client et le serveur par le système d'exploitation.</text:span></text:p>
          <text:p text:style-name="P13"><text:span text:style-name="T2">→ </text:span><text:span text:style-name="T14">fd</text:span><text:span text:style-name="T2"> : L</text:span><text:span text:style-name="T3">e descripteur de fichier d</text:span><text:span text:style-name="T10">u socket dans lequel on </text:span><text:span text:style-name="T11">veut </text:span><text:span text:style-name="T12">écrire</text:span><text:span text:style-name="T3">. Il est obtenu en retour de la commande socket.</text:span></text:p>
          <text:p text:style-name="P13"><text:span text:style-name="T2">→ </text:span><text:span text:style-name="T14">buf</text:span><text:span text:style-name="T2"> : </text:span><text:span text:style-name="T12">Le message à envoyer</text:span><text:span text:style-name="T2">. Il peut être de n’importe quel type.</text:span></text:p>
          <text:p text:style-name="P13"><text:span text:style-name="T2">→ </text:span><text:span text:style-name="T17">count</text:span><text:span text:style-name="T2"> : La taille maximale du buffer. Si le message est plus grand, il sera tronqu</text:span><text:span text:style-name="T7">é</text:span><text:span text:style-name="T2">.</text:span></text:p>
          <text:p text:style-name="P29">write renvoit un nombre entier (ssize_t) :</text:p>
          <text:list>
            <text:list-item>
              <text:p text:style-name="P29">-1 en cas d’erreur</text:p>
              <text:p text:style-name="P29">Sinon le nombre de bits <text:span text:style-name="T26">envoyés</text:span>.</text:p>
            </text:list-item>
          </text:list>
        </text:list-item>
      </text:list>
      <text:p text:style-name="P30">L’ensemble de ces fonctions nécessites l’utilisation de la librairies sys/socket.h <text:span text:style-name="T19">ou unistd.h.</text:span></text:p>
      <text:p text:style-name="P30">Certaines nécessites également sys/types.h. </text:p>
      <text:h text:style-name="P39" text:outline-level="2">B – Les fonctions en bash</text:h>
      <text:p text:style-name="P16"/>
      <text:p text:style-name="P14">Lors du premier cours, nous av<text:span text:style-name="T26">i</text:span>ons aussi vu l’utilisation de netstat, <text:span text:style-name="T26">mais nous avons également vue d'autres forme de netstat et de nouvelles commandes lors du second cours.</text:span></text:p>
      <text:p text:style-name="P20">Nous n'utilisons plus l'argument c de netstat qui permet d'exécuter en continue la fonction.</text:p>
      <text:p text:style-name="P20">Ceci est du au fait que nous utilisons la commande watch.</text:p>
      <text:p text:style-name="P20">La commande watch permet d'éxecuter le manière périodique un programme/une commande.</text:p>
      <text:p text:style-name="P14">Nous avons particulièrement vu : <text:span text:style-name="T26">watch</text:span> '<text:span text:style-name="T2">netstat –inet -anp </text:span><text:span text:style-name="T12">| grep &lt;nomDuClient/Serveur&gt;</text:span><text:span text:style-name="T2">'</text:span></text:p>
      <text:p text:style-name="P20"><text:span text:style-name="T2">Ayant fait le choix d'appeller m</text:span><text:span text:style-name="T13">on</text:span><text:span text:style-name="T2"> client "client" et mon serveur "serveur", ma commande finale était la suivante :</text:span></text:p>
      <text:p text:style-name="P20"><text:span text:style-name="T2">sudo watch -n.1 'netstat --inet -anp | grep -E "((./server)|(./client))"'</text:span></text:p>
      <text:p text:style-name="P30">→ -n : spécifie <text:span text:style-name="T27">l'intervale de temps (en seconde) entre chaque exécution de la commande</text:span></text:p>
      <text:p text:style-name="P32">La commande grep permet, quant à elle, de filtrer les messages à afficher.</text:p>
      <text:p text:style-name="P31">→ -<text:span text:style-name="T27">E</text:span> : <text:span text:style-name="T27">permet d'activer l'utilisation d'expressions réguliaires.</text:span></text:p>
      <text:p text:style-name="P30"/>
      <text:h text:style-name="P42" text:outline-level="1"/>
      <text:h text:style-name="P44" text:outline-level="1">II – <text:span text:style-name="T27">Principe de fonctionnement des socket stream</text:span></text:h>
      <text:p text:style-name="P16"/>
      <text:p text:style-name="P21">Afin de mettre en place une communication client/serveur par socket stream, il faut réaliser différentes étapes.</text:p>
      <text:p text:style-name="P21">Pour le serveur :</text:p>
      <text:list xml:id="list2139547537" text:style-name="L4">
        <text:list-item>
          <text:p text:style-name="P33"><text:span text:style-name="T23">Créer le socket d'écoute à l'aide de la fonction socket(). Ici, on utilisara le type "SOCK_STREAM".</text:span></text:p>
        </text:list-item>
        <text:list-item>
          <text:p text:style-name="P34"><text:span text:style-name="T23">D</text:span><text:span text:style-name="T22">éfinir l'adresse du serveur.</text:span></text:p>
        </text:list-item>
        <text:list-item>
          <text:p text:style-name="P34"><text:span text:style-name="T22">Affecter l'adresse du socket d'écoute à l'aide de bind().</text:span></text:p>
        </text:list-item>
        <text:list-item>
          <text:p text:style-name="P34"><text:span text:style-name="T22">Mettre en écoute le socket à l'aide de listen().</text:span></text:p>
        </text:list-item>
        <text:list-item>
          <text:p text:style-name="P34"><text:span text:style-name="T22">Attendre la connexion d'un client puis l'accepter en créant un socket de dialogue à l'aide de la fonction accpet().</text:span></text:p>
        </text:list-item>
        <text:list-item>
          <text:p text:style-name="P34"><text:span text:style-name="T22">Dialoguer avec le client à l'aide de read() et write() en utilisant le socket de dialogue.</text:span></text:p>
        </text:list-item>
      </text:list>
      <text:p text:style-name="P35"><text:span text:style-name="T22"/></text:p>
      <text:p text:style-name="P35"><text:span text:style-name="T22">Pour le client :</text:span></text:p>
      <text:list xml:id="list4002612595" text:style-name="L5">
        <text:list-item>
          <text:p text:style-name="P36"><text:span text:style-name="T22">Créer le socket d'appel à l'aide de la fonction socket(). Ici, on utilisara le type "SOCK_STREAM".</text:span></text:p>
        </text:list-item>
        <text:list-item>
          <text:p text:style-name="P36"><text:span text:style-name="T22">Se connecter au server et récupérer l'adresse du socket de dialogue du serveur à l'aide de connect().</text:span></text:p>
        </text:list-item>
        <text:list-item>
          <text:p text:style-name="P36"><text:span text:style-name="T22">Dialoguer avec le serveur à l'aide de read() et write() en utilisant le socket d'appel.</text:span></text:p>
        </text:list-item>
      </text:list>
      <text:p text:style-name="P35"><text:span text:style-name="T22"/></text:p>
      <text:p text:style-name="P35"><text:span text:style-name="T22">L'utilisation des sockets streams permet au serveur de créer un socket tiers pour chaque client afin de dialoguer avec lui.</text:span></text:p>
      <text:p text:style-name="P35"><text:span text:style-name="T22">Ceci permet de rester toujours en attente d'une connexion sur son socket d'écoute.</text:span></text:p>
      <text:p text:style-name="P35"><text:span text:style-name="T22">On peut donc facilement faire le traitement de dialogue avec le client sur un processus fils ou un thread.<text:line-break/>Ceci permet alors de ne pas rendre le dialogue avec le client bloquant et aussi de discutter rapidement et efficacement avec de multiples clients.</text:span></text:p>
      <text:h text:style-name="P44" text:outline-level="1">III – <text:span text:style-name="T28">L'état des sockets en mode stream</text:span></text:h>
      <text:p text:style-name="P22"/>
      <text:p text:style-name="P22">Le socket d'écoute est toujours dans l'état LISTEN puisqu'il attend une connexion.<text:line-break/>Dès qu'un client est accepté (le serveur est en accept() et le client en connect()), un socket tiers est créer côté serveur. Ce socket tiers est lié au socket d'appel client. Les deux passent ainsi en mode ESTABLISHED.</text:p>
      <text:p text:style-name="P22">Lors que l'un des sockets de dialogue est fermé côté client ou serveur, le second passe en état CLOSE_WAIT <text:span text:style-name="T29">puisqu'il ne peut plus communiquer avec le premier.</text:span></text:p>
      <text:h text:style-name="P43" text:outline-level="1">IV – <text:span text:style-name="T29">Serveurs dédiés et multiclients</text:span></text:h>
      <text:p text:style-name="P16"/>
      <text:p text:style-name="P23">Un serveur dédié est un serveur n'étant destiné qu'à un seul client.</text:p>
      <text:p text:style-name="P23">L'intêrét est autant sur les performances que la sécurité.</text:p>
      <text:p text:style-name="P23">En effet, si on doit échanger des informations confidentielles, on ne souhaite pas qu'un autre client puisse avoir accès à ces informations.</text:p>
      <text:p text:style-name="P23">En acceptant qu'un seul client, ses informations ne seront jamais disponibles pour un autre client.</text:p>
      <text:p text:style-name="P23">De plus, le traitement sera plus simple et plus performant puisqu'il n'y aura pas de clients en attentes ou de ralentissement des temps de réponse du serveur. A contrario, devoir traiter plusieurs clients simultanément peut baisser les performances du serveur. De plus il est possible d'avoir des fuites d'informations sur d'autres clients qui ne devrait pas y avoir accés.</text:p>
      <text:p text:style-name="P23"/>
      <text:h text:style-name="P44" text:outline-level="1">V – Conclusion</text:h>
      <text:p text:style-name="P15"/>
      <text:p text:style-name="P1">Lors de ce <text:span text:style-name="T30">second</text:span> cours nous avons pu voir comment mettre en place des sockets <text:span text:style-name="T30">streams </text:span>en C.</text:p>
      <text:p text:style-name="P1"><text:span text:style-name="T30">Comme dit précédemment, j</text:span>’avais déjà vu comment mettre en place ce système auparavant en Java et en NodeJS.<text:line-break/>Cependant, je ne connaissais pas le fonctionnement de ce système, je savais juste qu'il permettait de communiquer en réseau.</text:p>
      <text:p text:style-name="P24">Avec ce cours, j'ai pu comprendre la différence entre les socket datagram et les socket streams ainsi que leurs cas utilisations.</text:p>
      <text:p text:style-name="P24">J'ai aussi pu remarquer qu'auparavant je n'ai utiliser que des sockets streams qui sont certainement plus coura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3:20:21.116992368</meta:creation-date>
    <dc:date>2021-05-01T16:46:46.191166289</dc:date>
    <meta:editing-duration>PT2H55M1S</meta:editing-duration>
    <meta:editing-cycles>11</meta:editing-cycles>
    <meta:generator>LibreOffice/6.0.7.3$Linux_X86_64 LibreOffice_project/00m0$Build-3</meta:generator>
    <meta:document-statistic meta:table-count="0" meta:image-count="0" meta:object-count="0" meta:page-count="6" meta:paragraph-count="87" meta:word-count="1226" meta:character-count="7112" meta:non-whitespace-character-count="6014"/>
  </office:meta>
</office:document-meta>
</file>